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Numbering_20_1"/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manar Pressupost Comanda</text:h>
      <text:h text:style-name="Heading_20_3" text:outline-level="3">Actors</text:h>
      <text:p text:style-name="Text_20_body">Client registrat, gestor de comandes.</text:p>
      <text:h text:style-name="Heading_20_3" text:outline-level="3">Flux principal</text:h>
      <text:list text:style-name="Numbering_20_1">
        <text:list-item>
          <text:p text:style-name="P1">Si l'usuari és gestor de comandes escull el client del pressupost</text:p>
        </text:list-item>
        <text:list-item>
          <text:p text:style-name="P1">Es tria origen, destinació, intèrval de recollida, intèrval d'entrega, persona de recollida i persona d'entrega</text:p>
        </text:list-item>
        <text:list-item>
          <text:p text:style-name="P1">Per cada embalum de la comanda es tria tipus de producte, quantitat, volum, pes i característiques especials</text:p>
        </text:list-item>
        <text:list-item>
          <text:p text:style-name="P1">El sistema demana l'introducció d'un codi <text:span text:style-name="T1">CAPTCHA si l'actor és un client</text:span></text:p>
        </text:list-item>
        <text:list-item>
          <text:p text:style-name="P1">El sistema processa l'informació i li retorna una resposta amb els preus i les opcions diferents que pot triar</text:p>
        </text:list-item>
        <text:list-item>
          <text:p text:style-name="P1">El sistema enregistra els pressupostos retornats</text:p>
        </text:list-item>
        <text:list-item>
          <text:p text:style-name="P1">Si l'usuari vol pot confirmar el pressupost que trii en aquest moment</text:p>
        </text:list-item>
      </text:list>
      <text:h text:style-name="Heading_20_3" text:outline-level="3" text:is-list-header="true">Flux Alternatiu: El sistema no pot decidir la viabilitat o preu de l'oferta</text:h>
      <text:list text:style-name="Numbering_20_1">
        <text:list-item text:start-value="1">
          <text:p text:style-name="P1">El sistema mostra els paràmetres no resolubles pel sistema del pressupost i se li dóna l'opció de tornar al punt 2 del flux principal i tornar a provar de processar l'informació</text:p>
        </text:list-item>
        <text:list-item>
          <text:p text:style-name="P1">Si es tira endavant amb els mateixos paràmetres:</text:p>
        </text:list-item>
        <text:list-item>
          <text:p text:style-name="P1">Si és un client l'actor que usa el sistema, <text:s/>el sistema envia la petició al gestor de comandes per a que la tracti. El sistema mostra un missatge indicant la situació i asegurant-li que en breu rebrà una resposta. També li mostra telèfons i mails de contacte junt amb el número de referència de la seva petició.</text:p>
        </text:list-item>
        <text:list-item>
          <text:p text:style-name="P1">El gestor de comandes després de resoldre les parts conflictives de la petició introdueix manualment la informació dels pressupostos</text:p>
        </text:list-item>
        <text:list-item>
          <text:p text:style-name="P1">El sistema enregistra els pressupostos i els envia per e-mail al client correspon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4-29T00:24:18</dc:date>
    <meta:editing-cycles>2</meta:editing-cycles>
    <meta:editing-duration>PT3H1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46" meta:character-count="1494"/>
  </office:meta>
</office:document-meta>
</file>